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g 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naio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2:.F2])" office:value-type="string" office:string-value="aaaa" calcext:value-type="string">
            <text:p>aa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braio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3:.F3])" office:value-type="string" office:string-value="aaab" calcext:value-type="string">
            <text:p>aa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zo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4:.F4])" office:value-type="string" office:string-value="aaba" calcext:value-type="string">
            <text:p>aab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ile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5:.F5])" office:value-type="string" office:string-value="abbb" calcext:value-type="string">
            <text:p>abb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gi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6:.F6])" office:value-type="string" office:string-value="abaa" calcext:value-type="string">
            <text:p>aba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ugno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7:.F7])" office:value-type="string" office:string-value="abab" calcext:value-type="string">
            <text:p>aba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gli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8:.F8])" office:value-type="string" office:string-value="baba" calcext:value-type="string">
            <text:p>bab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ost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9:.F9])" office:value-type="string" office:string-value="babb" calcext:value-type="string">
            <text:p>bab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ttembre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10:.F10])" office:value-type="string" office:string-value="baaa" calcext:value-type="string">
            <text:p>baa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tobre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11:.F11])" office:value-type="string" office:string-value="bbab" calcext:value-type="string">
            <text:p>bba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re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12:.F12])" office:value-type="string" office:string-value="bbba" calcext:value-type="string">
            <text:p>bbb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cembre</text:p>
          </table:table-cell>
          <table:table-cell table:number-columns-repeated="3" table:style-name="ce3"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13:.F13])" office:value-type="string" office:string-value="bbbb" calcext:value-type="string">
            <text:p>bbbb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nai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17:.E17])" office:value-type="string" office:string-value="aaa" calcext:value-type="string">
            <text:p>aa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braio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18:.E18])" office:value-type="string" office:string-value="aab" calcext:value-type="string">
            <text:p>aa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zo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/>
          <table:table-cell table:formula="of:=COM.MICROSOFT.CONCAT([.C19:.E19])" office:value-type="string" office:string-value="abc" calcext:value-type="string">
            <text:p>ab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il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20:.E20])" office:value-type="string" office:string-value="aba" calcext:value-type="string">
            <text:p>ab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gi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21:.E21])" office:value-type="string" office:string-value="bcb" calcext:value-type="string">
            <text:p>bc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ugno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 office:value-type="string" calcext:value-type="string">
            <text:p>c</text:p>
          </table:table-cell>
          <table:table-cell/>
          <table:table-cell table:formula="of:=COM.MICROSOFT.CONCAT([.C22:.E22])" office:value-type="string" office:string-value="bcc" calcext:value-type="string">
            <text:p>bc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glio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23:.E23])" office:value-type="string" office:string-value="baa" calcext:value-type="string">
            <text:p>ba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ost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24:.E24])" office:value-type="string" office:string-value="bab" calcext:value-type="string">
            <text:p>ba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ttembr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/>
          <table:table-cell table:formula="of:=COM.MICROSOFT.CONCAT([.C25:.E25])" office:value-type="string" office:string-value="cbc" calcext:value-type="string">
            <text:p>cb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tobre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/>
          <table:table-cell table:formula="of:=COM.MICROSOFT.CONCAT([.C26:.E26])" office:value-type="string" office:string-value="cba" calcext:value-type="string">
            <text:p>cb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/>
          <table:table-cell table:formula="of:=COM.MICROSOFT.CONCAT([.C27:.E27])" office:value-type="string" office:string-value="ccb" calcext:value-type="string">
            <text:p>cc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cembre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4" office:value-type="string" calcext:value-type="string">
            <text:p>c</text:p>
          </table:table-cell>
          <table:table-cell/>
          <table:table-cell table:formula="of:=COM.MICROSOFT.CONCAT([.C28:.E28])" office:value-type="string" office:string-value="ccc" calcext:value-type="string">
            <text:p>cc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nghezza variabile</text:p>
          </table:table-cell>
          <table:table-cell/>
          <table:table-cell office:value-type="string" calcext:value-type="string">
            <text:p>lunghezza fiss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@</text:p>
          </table:table-cell>
          <table:table-cell/>
          <table:table-cell table:number-columns-repeated="3" office:value-type="string" calcext:value-type="string">
            <text:p>@</text:p>
          </table:table-cell>
          <table:table-cell table:style-name="ce1" table:formula="of:=COM.MICROSOFT.CONCAT([.E32:.G32])" office:value-type="string" office:string-value="@@@" calcext:value-type="string">
            <text:p>@@@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style-name="ce2" table:formula="of:=COM.MICROSOFT.CONCAT([.E33:.G33])" office:value-type="string" office:string-value="@@#" calcext:value-type="string">
            <text:p>@@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table:style-name="ce2" table:formula="of:=COM.MICROSOFT.CONCAT([.E34:.G34])" office:value-type="string" office:string-value="@#*" calcext:value-type="string">
            <text:p>@#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=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=</text:p>
          </table:table-cell>
          <table:table-cell table:style-name="ce2" table:formula="of:=COM.MICROSOFT.CONCAT([.E35:.G35])" office:value-type="string" office:string-value="##=" calcext:value-type="string">
            <text:p>##=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table:style-name="ce2" table:formula="of:=COM.MICROSOFT.CONCAT([.E36:.G36])" office:value-type="string" office:string-value="#*%" calcext:value-type="string">
            <text:p>#*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@@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@</text:p>
          </table:table-cell>
          <table:table-cell table:style-name="ce2" table:formula="of:=COM.MICROSOFT.CONCAT([.E37:.G37])" office:value-type="string" office:string-value="#*@" calcext:value-type="string">
            <text:p>#*@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##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#</text:p>
          </table:table-cell>
          <table:table-cell table:style-name="ce2" table:formula="of:=COM.MICROSOFT.CONCAT([.E38:.G38])" office:value-type="string" office:string-value="*=#" calcext:value-type="string">
            <text:p>*=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*</text:p>
          </table:table-cell>
          <table:table-cell table:style-name="ce2" table:formula="of:=COM.MICROSOFT.CONCAT([.E39:.G39])" office:value-type="string" office:string-value="*=*" calcext:value-type="string">
            <text:p>*=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ttembre</text:p>
          </table:table-cell>
          <table:table-cell table:formula="of:=&quot;==&quot;" office:value-type="string" office:string-value="==" calcext:value-type="string">
            <text:p>==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=</text:p>
          </table:table-cell>
          <table:table-cell table:style-name="ce2" table:formula="of:=COM.MICROSOFT.CONCAT([.E40:.G40])" office:value-type="string" office:string-value="*%=" calcext:value-type="string">
            <text:p>*%=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%%</text:p>
          </table:table-cell>
          <table:table-cell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%</text:p>
          </table:table-cell>
          <table:table-cell table:style-name="ce2" table:formula="of:=COM.MICROSOFT.CONCAT([.E41:.G41])" office:value-type="string" office:string-value="=%%" calcext:value-type="string">
            <text:p>=%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@@@</text:p>
          </table:table-cell>
          <table:table-cell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@</text:p>
          </table:table-cell>
          <table:table-cell table:style-name="ce2" table:formula="of:=COM.MICROSOFT.CONCAT([.E42:.G42])" office:value-type="string" office:string-value="=@@" calcext:value-type="string">
            <text:p>=@@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###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style-name="ce3" table:formula="of:=COM.MICROSOFT.CONCAT([.E43:.G43])" office:value-type="string" office:string-value="=@#" calcext:value-type="string">
            <text:p>=@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9T23:04:37.050000000</meta:creation-date>
    <dc:date>2021-10-19T23:31:45.963000000</dc:date>
    <meta:editing-duration>PT6M47S</meta:editing-duration>
    <meta:editing-cycles>2</meta:editing-cycles>
    <meta:generator>LibreOffice/6.4.2.2$Windows_X86_64 LibreOffice_project/4e471d8c02c9c90f512f7f9ead8875b57fcb1ec3</meta:generator>
    <meta:document-statistic meta:table-count="1" meta:cell-count="244" meta:object-count="0"/>
  </office:meta>
</office:document-meta>
</file>